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fill-color="#eeeeee" draw:textarea-horizontal-align="justify" draw:textarea-vertical-align="middle" draw:auto-grow-height="false" fo:min-height="15.498cm" fo:min-width="17.026cm"/>
    </style:style>
    <style:style style:name="gr2" style:family="graphic" style:parent-style-name="standard">
      <style:graphic-properties draw:stroke="solid" svg:stroke-width="0.018cm" draw:marker-start-width="0.23cm" draw:marker-end-width="0.23cm" draw:fill-color="#ffffff" draw:textarea-horizontal-align="justify" draw:textarea-vertical-align="middle" draw:auto-grow-height="false" fo:min-height="2.699cm" fo:min-width="5.22cm" fo:padding-top="0.109cm" fo:padding-bottom="0.109cm" fo:padding-left="0.234cm" fo:padding-right="0.234cm" fo:wrap-option="no-wrap"/>
    </style:style>
    <style:style style:name="gr3" style:family="graphic" style:parent-style-name="standard">
      <style:graphic-properties draw:stroke="solid" svg:stroke-width="0.018cm" draw:marker-start-width="0.23cm" draw:marker-end-width="0.23cm" draw:fill-color="#ffffff" draw:textarea-horizontal-align="justify" draw:textarea-vertical-align="middle" draw:auto-grow-height="false" fo:min-height="1.091cm" fo:min-width="3.076cm" fo:padding-top="0.109cm" fo:padding-bottom="0.109cm" fo:padding-left="0.234cm" fo:padding-right="0.234cm" fo:wrap-option="no-wrap"/>
    </style:style>
    <style:style style:name="gr4" style:family="graphic" style:parent-style-name="standard">
      <style:graphic-properties draw:textarea-horizontal-align="justify" draw:textarea-vertical-align="middle" draw:auto-grow-height="false" fo:min-height="0.286cm" fo:min-width="0cm"/>
    </style:style>
    <style:style style:name="gr5" style:family="graphic" style:parent-style-name="standard">
      <style:graphic-properties draw:stroke="solid" draw:fill-color="#eeeeee" draw:textarea-horizontal-align="justify" draw:textarea-vertical-align="middle" draw:auto-grow-height="false" fo:min-height="9.199cm" fo:min-width="17.026cm"/>
    </style:style>
    <style:style style:name="gr6" style:family="graphic" style:parent-style-name="standard">
      <style:graphic-properties draw:stroke="solid" svg:stroke-width="0.018cm" draw:marker-start-width="0.23cm" draw:marker-end-width="0.23cm" draw:fill-color="#ffffff" draw:textarea-horizontal-align="justify" draw:textarea-vertical-align="middle" draw:auto-grow-height="false" fo:min-height="1.963cm" fo:min-width="4.069cm" fo:padding-top="0.109cm" fo:padding-bottom="0.109cm" fo:padding-left="0.234cm" fo:padding-right="0.234cm" fo:wrap-option="no-wrap"/>
    </style:style>
    <style:style style:name="gr7" style:family="graphic" style:parent-style-name="standard">
      <style:graphic-properties draw:stroke="solid" svg:stroke-width="0.018cm" draw:marker-start-width="0.23cm" draw:marker-end-width="0.23cm" draw:fill-color="#ffffff" draw:textarea-horizontal-align="justify" draw:textarea-vertical-align="middle" draw:auto-grow-height="false" fo:min-height="1.806cm" fo:min-width="4.36cm" fo:padding-top="0.109cm" fo:padding-bottom="0.109cm" fo:padding-left="0.234cm" fo:padding-right="0.234cm" fo:wrap-option="no-wrap"/>
    </style:style>
    <style:style style:name="gr8" style:family="graphic" style:parent-style-name="standard" style:list-style-name="L1">
      <style:graphic-properties draw:stroke="solid" svg:stroke-width="0.018cm" draw:marker-start-width="0.23cm" draw:marker-end-width="0.23cm" draw:fill-color="#ffffff" draw:textarea-horizontal-align="justify" draw:textarea-vertical-align="middle" draw:auto-grow-height="false" fo:min-height="0.886cm" fo:min-width="4.069cm" fo:padding-top="0.109cm" fo:padding-bottom="0.109cm" fo:padding-left="0.234cm" fo:padding-right="0.234cm" fo:wrap-option="no-wrap"/>
    </style:style>
    <style:style style:name="gr9" style:family="graphic" style:parent-style-name="standard">
      <style:graphic-properties draw:stroke="solid" draw:fill-color="#eeeeee" draw:textarea-horizontal-align="justify" draw:textarea-vertical-align="middle" draw:auto-grow-height="false" fo:min-height="5.779cm" fo:min-width="17.026cm"/>
    </style:style>
    <style:style style:name="gr10" style:family="graphic" style:parent-style-name="standard" style:list-style-name="L1">
      <style:graphic-properties draw:stroke="solid" svg:stroke-width="0.018cm" draw:marker-start-width="0.23cm" draw:marker-end-width="0.23cm" draw:fill-color="#ffffff" draw:textarea-horizontal-align="justify" draw:textarea-vertical-align="middle" draw:auto-grow-height="false" fo:min-height="1.963cm" fo:min-width="5.384cm" fo:padding-top="0.109cm" fo:padding-bottom="0.109cm" fo:padding-left="0.234cm" fo:padding-right="0.234cm" fo:wrap-option="no-wrap"/>
    </style:style>
    <style:style style:name="gr11" style:family="graphic" style:parent-style-name="standard" style:list-style-name="L1">
      <style:graphic-properties draw:stroke="solid" draw:fill="none" draw:fill-color="#eeeeee" draw:textarea-horizontal-align="justify" draw:textarea-vertical-align="middle" draw:auto-grow-height="false" fo:min-height="10.069cm" fo:min-width="17.026cm"/>
    </style:style>
    <style:style style:name="gr12" style:family="graphic" style:parent-style-name="standard">
      <style:graphic-properties draw:stroke="solid" svg:stroke-width="0.018cm" draw:marker-start-width="0.23cm" draw:marker-end-width="0.23cm" draw:fill-color="#ffffff" draw:textarea-horizontal-align="justify" draw:textarea-vertical-align="middle" draw:auto-grow-height="false" fo:min-height="1.553cm" fo:min-width="4.277cm" fo:padding-top="0.109cm" fo:padding-bottom="0.109cm" fo:padding-left="0.234cm" fo:padding-right="0.234cm" fo:wrap-option="no-wrap"/>
    </style:style>
    <style:style style:name="gr13" style:family="graphic" style:parent-style-name="standard">
      <style:graphic-properties draw:stroke="solid" svg:stroke-width="0.018cm" draw:marker-start-width="0.23cm" draw:marker-end-width="0.23cm" draw:fill-color="#ffffff" draw:textarea-horizontal-align="justify" draw:textarea-vertical-align="middle" draw:auto-grow-height="false" fo:min-height="1.498cm" fo:min-width="2.366cm" fo:padding-top="0.109cm" fo:padding-bottom="0.109cm" fo:padding-left="0.234cm" fo:padding-right="0.234cm" fo:wrap-option="no-wrap"/>
    </style:style>
    <style:style style:name="gr14" style:family="graphic" style:parent-style-name="standard">
      <style:graphic-properties draw:stroke="solid" svg:stroke-width="0.018cm" draw:marker-start-width="0.23cm" draw:marker-end-width="0.23cm" draw:fill-color="#ffffff" draw:textarea-horizontal-align="justify" draw:textarea-vertical-align="middle" draw:auto-grow-height="false" fo:min-height="1.197cm" fo:min-width="4.054cm" fo:padding-top="0.109cm" fo:padding-bottom="0.109cm" fo:padding-left="0.234cm" fo:padding-right="0.234cm" fo:wrap-option="no-wrap"/>
    </style:style>
    <style:style style:name="P1" style:family="paragraph">
      <loext:graphic-properties draw:fill-color="#eeeeee"/>
      <style:paragraph-properties fo:text-align="center"/>
      <style:text-properties style:font-name="Courier 10 Pitch1" fo:font-size="9pt" style:font-size-asian="9pt" style:font-size-complex="9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color="#cc0000" style:font-name="Courier 10 Pitch1" fo:font-size="12pt"/>
    </style:style>
    <style:style style:name="P4" style:family="paragraph">
      <loext:graphic-properties draw:fill-color="#ffffff"/>
      <style:paragraph-properties fo:text-align="center"/>
      <style:text-properties fo:color="#cc0000" style:font-name="Courier 10 Pitch1" fo:font-size="11pt"/>
    </style:style>
    <style:style style:name="P5" style:family="paragraph">
      <loext:graphic-properties draw:fill-color="#ffffff"/>
      <style:paragraph-properties fo:text-align="center"/>
      <style:text-properties fo:color="#cc0000" style:font-name="Courier 10 Pitch1" fo:font-size="11pt" style:letter-kerning="true" style:font-name-asian="Noto Sans CJK SC Regular" style:font-size-asian="18pt" style:font-name-complex="FreeSans" style:font-size-complex="18pt"/>
    </style:style>
    <style:style style:name="P6" style:family="paragraph">
      <loext:graphic-properties draw:fill-color="#ffffff"/>
      <style:paragraph-properties fo:text-align="center"/>
      <style:text-properties fo:color="#cc0000" style:font-name="Courier 10 Pitch1" fo:font-size="12pt" style:letter-kerning="true" style:font-name-asian="Noto Sans CJK SC Regular" style:font-size-asian="18pt" style:font-name-complex="FreeSans" style:font-size-complex="18pt"/>
    </style:style>
    <style:style style:name="P7" style:family="paragraph">
      <loext:graphic-properties draw:fill="none" draw:fill-color="#eeeeee"/>
      <style:paragraph-properties fo:margin-left="0cm" fo:margin-right="0cm" fo:text-align="center" fo:text-indent="0cm"/>
      <style:text-properties style:font-name="Courier 10 Pitch1" fo:font-size="9pt" style:letter-kerning="true" style:font-name-asian="Noto Sans CJK SC Regular" style:font-size-asian="9pt" style:font-name-complex="FreeSans" style:font-size-complex="9pt"/>
    </style:style>
    <style:style style:name="P8" style:family="paragraph">
      <style:paragraph-properties fo:text-align="center"/>
      <style:text-properties fo:color="#000000"/>
    </style:style>
    <style:style style:name="P9" style:family="paragraph">
      <loext:graphic-properties draw:fill-color="#ffffff"/>
      <style:paragraph-properties fo:text-align="center"/>
      <style:text-properties fo:color="#000000" style:font-name="Courier 10 Pitch1" fo:font-size="12pt"/>
    </style:style>
    <style:style style:name="P10" style:family="paragraph">
      <loext:graphic-properties draw:fill-color="#ffffff"/>
      <style:paragraph-properties fo:text-align="center"/>
      <style:text-properties fo:color="#000000" style:font-name="Courier 10 Pitch1" fo:font-size="11pt"/>
    </style:style>
    <style:style style:name="T1" style:family="text">
      <style:text-properties fo:color="#ff3300" style:font-name="Courier 10 Pitch1" fo:font-size="9pt" style:font-size-asian="9pt" style:font-size-complex="9pt"/>
    </style:style>
    <style:style style:name="T2" style:family="text">
      <style:text-properties style:font-name="Courier 10 Pitch1" fo:font-size="9pt" style:font-size-asian="9pt" style:font-size-complex="9pt"/>
    </style:style>
    <style:style style:name="T3" style:family="text">
      <style:text-properties style:font-name="Courier 10 Pitch1" fo:font-size="9pt" style:font-size-asian="9pt"/>
    </style:style>
    <style:style style:name="T4" style:family="text">
      <style:text-properties fo:color="#cc0000" style:font-name="Courier 10 Pitch1" fo:font-size="12pt"/>
    </style:style>
    <style:style style:name="T5" style:family="text">
      <style:text-properties fo:color="#cc0000" style:font-name="Courier 10 Pitch1" fo:font-size="11pt" style:letter-kerning="true" style:font-name-asian="Noto Sans CJK SC Regular" style:font-size-asian="18pt" style:font-name-complex="FreeSans" style:font-size-complex="18pt"/>
    </style:style>
    <style:style style:name="T6" style:family="text">
      <style:text-properties fo:color="#cc0000" style:font-name="Courier 10 Pitch1" fo:font-size="11pt"/>
    </style:style>
    <style:style style:name="T7" style:family="text">
      <style:text-properties style:font-name="Courier 10 Pitch1" fo:font-size="11pt" style:letter-kerning="true" style:font-name-asian="Noto Sans CJK SC Regular" style:font-size-asian="18pt" style:font-name-complex="FreeSans" style:font-size-complex="18pt"/>
    </style:style>
    <style:style style:name="T8" style:family="text">
      <style:text-properties style:font-name="Courier 10 Pitch1" fo:font-size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526cm" svg:height="15.748cm" svg:x="1.762cm" svg:y="1.635cm">
          <text:p><text:span text:style-name="T1">class</text:span><text:span text:style-name="T2"> ClientRepository {</text:span></text:p>
          <text:p><text:span text:style-name="T2"><text:s text:c="2"/></text:span><text:span text:style-name="T1">private</text:span><text:span text:style-name="T2"> ClientDAO clientDAO;</text:span></text:p>
          <text:p><text:span text:style-name="T1"><text:s text:c="2"/></text:span><text:span text:style-name="T1">private</text:span><text:span text:style-name="T2"> ClientCache clientCache;</text:span></text:p>
          <text:p><text:span text:style-name="T2"><text:s text:c="2"/></text:span><text:span text:style-name="T1">public</text:span><text:span text:style-name="T2"> ClientRepository(ClientDAO clientDAO, ClientCache clientCache) {</text:span></text:p>
          <text:p><text:span text:style-name="T2"><text:s text:c="4"/></text:span><text:span text:style-name="T2">clientDAO = clientDAO; clientCache = clientCache;</text:span></text:p>
          <text:p><text:span text:style-name="T2"><text:s text:c="2"/></text:span><text:span text:style-name="T2">}</text:span></text:p>
          <text:p><text:span text:style-name="T3"/></text:p>
          <text:p><text:span text:style-name="T2"><text:s text:c="2"/></text:span><text:span text:style-name="T2">Client get(int id) {</text:span></text:p>
          <text:p><text:span text:style-name="T2"><text:s text:c="4"/></text:span><text:span text:style-name="T1">if</text:span><text:span text:style-name="T2"> (clientCache.get(id) == null) </text:span></text:p>
          <text:p><text:span text:style-name="T2"><text:s text:c="7"/></text:span><text:span text:style-name="T2">clientCache.put(clientDAO.retrieveClient(id));</text:span></text:p>
          <text:p><text:span text:style-name="T2"><text:s text:c="4"/></text:span><text:span text:style-name="T1">return</text:span><text:span text:style-name="T2"> clientCache.get(id);</text:span></text:p>
          <text:p><text:span text:style-name="T2"><text:s text:c="2"/></text:span><text:span text:style-name="T2">}</text:span></text:p>
          <text:p><text:span text:style-name="T3"/></text:p>
          <text:p><text:span text:style-name="T2"><text:s text:c="2"/></text:span><text:span text:style-name="T1">private</text:span><text:span text:style-name="T2"> void addAccountDetails() { </text:span></text:p>
          <text:p><text:span text:style-name="T2"><text:s text:c="4"/></text:span><text:span text:style-name="T2">Client client = clientCache.get(id).setAccount(clientDAO.retrieveAccountDetails(id));</text:span></text:p>
          <text:p><text:span text:style-name="T2"><text:s text:c="4"/></text:span><text:span text:style-name="T2">clientCache.update(client); </text:span></text:p>
          <text:p><text:span text:style-name="T2"><text:s text:c="2"/></text:span><text:span text:style-name="T2">}</text:span></text:p>
          <text:p><text:span text:style-name="T3"/></text:p>
          <text:p><text:span text:style-name="T1"><text:s text:c="2"/></text:span><text:span text:style-name="T1">private</text:span><text:span text:style-name="T2"> void addContactDetails() { </text:span></text:p>
          <text:p><text:span text:style-name="T2"><text:s text:c="4"/></text:span><text:span text:style-name="T2">Client client = clientCache.get(id).setContactDetails(clientDAO.retrieveContact(id));</text:span></text:p>
          <text:p><text:span text:style-name="T2"><text:s text:c="4"/></text:span><text:span text:style-name="T2">clientCache.update(client); </text:span></text:p>
          <text:p><text:span text:style-name="T2"><text:s text:c="2"/></text:span><text:span text:style-name="T2">}</text:span></text:p>
          <text:p><text:span text:style-name="T3"/></text:p>
          <text:p><text:span text:style-name="T2"><text:s text:c="2"/></text:span><text:span text:style-name="T1">layer</text:span><text:span text:style-name="T2"> mobileLayer {</text:span></text:p>
          <text:p><text:span text:style-name="T2"><text:s text:c="4"/></text:span><text:span text:style-name="T2">Client get(int id) { </text:span></text:p>
          <text:p><text:span text:style-name="T2"><text:s text:c="6"/></text:span><text:span text:style-name="T1">proceed</text:span><text:span text:style-name="T2">(id);</text:span></text:p>
          <text:p><text:span text:style-name="T2"><text:s text:c="6"/></text:span><text:span text:style-name="T2">addAccountDetails(id); </text:span></text:p>
          <text:p><text:span text:style-name="T2"><text:s text:c="6"/></text:span><text:span text:style-name="T2">return clientCache.get(id);</text:span></text:p>
          <text:p><text:span text:style-name="T2"><text:s text:c="4"/></text:span><text:span text:style-name="T2">}</text:span></text:p>
          <text:p><text:span text:style-name="T2"><text:s text:c="2"/></text:span><text:span text:style-name="T2">}</text:span></text:p>
          <text:p><text:span text:style-name="T3"/></text:p>
          <text:p><text:span text:style-name="T2"><text:s text:c="2"/></text:span><text:span text:style-name="T1">layer</text:span><text:span text:style-name="T2"> desktopLayer {</text:span></text:p>
          <text:p><text:span text:style-name="T2"><text:s text:c="4"/></text:span><text:span text:style-name="T2">Client get(int id) { </text:span></text:p>
          <text:p><text:span text:style-name="T2"><text:s text:c="6"/></text:span><text:span text:style-name="T1">proceed</text:span><text:span text:style-name="T2">(id);</text:span></text:p>
          <text:p><text:span text:style-name="T2"><text:s text:c="6"/></text:span><text:span text:style-name="T2">addAccountDetails(id);</text:span></text:p>
          <text:p><text:span text:style-name="T2"><text:s text:c="6"/></text:span><text:span text:style-name="T2">addContactDetails(id); </text:span></text:p>
          <text:p><text:span text:style-name="T2"><text:s text:c="6"/></text:span><text:span text:style-name="T2">return clientCache.get(id);</text:span></text:p>
          <text:p><text:span text:style-name="T2"><text:s text:c="4"/></text:span><text:span text:style-name="T2">}</text:span></text:p>
          <text:p><text:span text:style-name="T2"><text:s text:c="2"/></text:span><text:span text:style-name="T2">}</text:span></text:p>
          <text:p><text:span text:style-name="T2">} <text:s/>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128cm" svg:height="4.191cm" svg:x="10.271cm" svg:y="11.16cm">
          <text:p text:style-name="P2"><text:span text:style-name="T4">Partial method definitions </text:span></text:p>
          <text:p text:style-name="P2"><text:span text:style-name="T4">that result in behavioural </text:span></text:p>
          <text:p text:style-name="P2"><text:span text:style-name="T4">variations by using multiple</text:span></text:p>
          <text:p text:style-name="P2"><text:span text:style-name="T4">layer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9810.21035797761 14169.84732824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3" draw:layer="layout" svg:width="8.128cm" svg:height="4.191cm" svg:x="10.271cm" svg:y="11.16cm">
          <text:p text:style-name="P2"><text:span text:style-name="T4">Partial method definitions </text:span></text:p>
          <text:p text:style-name="P2"><text:span text:style-name="T4">that result in behavioural </text:span></text:p>
          <text:p text:style-name="P2"><text:span text:style-name="T4">variations by using multiple</text:span></text:p>
          <text:p text:style-name="P2"><text:span text:style-name="T4">layer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0285.8408168286 -1674.6183206106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3" draw:layer="layout" svg:width="5.08cm" svg:height="1.905cm" svg:x="13.192cm" svg:y="4.175cm">
          <text:p text:style-name="P2"><text:span text:style-name="T4">Base definition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6451.8795512694 -3683.1059811122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" draw:text-style-name="P2" draw:layer="layout" svg:width="0.622cm" svg:height="0.758cm" svg:x="10.132cm" svg:y="13.1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custom-shape draw:style-name="gr5" draw:text-style-name="P1" draw:layer="layout" svg:width="17.526cm" svg:height="9.449cm" svg:x="1.762cm" svg:y="4.252cm">
          <text:p><text:span text:style-name="T1">class</text:span><text:span text:style-name="T2"> SmartPhone {</text:span></text:p>
          <text:p><text:span text:style-name="T2"><text:s text:c="2"/></text:span><text:span text:style-name="T1">private</text:span><text:span text:style-name="T2"> Layer layer;</text:span></text:p>
          <text:p><text:span text:style-name="T2"><text:s text:c="2"/></text:span><text:span text:style-name="T1">private</text:span><text:span text:style-name="T2"> ClientRepository clientRepository;</text:span></text:p>
          <text:p><text:span text:style-name="T2"><text:s text:c="2"/></text:span><text:span text:style-name="T1">public</text:span><text:span text:style-name="T2"> SmartPhone(ClientRepository clientRepository, Layer layer) {</text:span></text:p>
          <text:p><text:span text:style-name="T2"><text:s text:c="4"/></text:span><text:span text:style-name="T2">clientRepository = clientRepository;</text:span></text:p>
          <text:p><text:span text:style-name="T2"><text:s text:c="4"/></text:span><text:span text:style-name="T2">layer = layer;</text:span></text:p>
          <text:p><text:span text:style-name="T2"><text:s text:c="2"/></text:span><text:span text:style-name="T2">}</text:span></text:p>
          <text:p><text:span text:style-name="T2"><text:s text:c="2"/></text:span></text:p>
          <text:p><text:span text:style-name="T2"><text:s text:c="2"/></text:span><text:span text:style-name="T1">private</text:span><text:span text:style-name="T2"> Client getClient(int id) {</text:span></text:p>
          <text:p><text:span text:style-name="T2"><text:s text:c="4"/></text:span><text:span text:style-name="T1">with</text:span><text:span text:style-name="T2"> (layer) {</text:span></text:p>
          <text:p><text:span text:style-name="T2"><text:s text:c="6"/></text:span><text:span text:style-name="T1">return</text:span><text:span text:style-name="T2"> clientRepository.get(id); <text:s text:c="5"/></text:span></text:p>
          <text:p><text:span text:style-name="T2"><text:s text:c="4"/></text:span><text:span text:style-name="T2">}</text:span></text:p>
          <text:p><text:span text:style-name="T3"/></text:p>
          <text:p><text:span text:style-name="T2"><text:s text:c="4"/>……</text:span></text:p>
          <text:p><text:span text:style-name="T3"/></text:p>
          <text:p><text:span text:style-name="T2"><text:s text:c="2"/></text:span><text:span text:style-name="T2">}</text:span></text:p>
          <text:p><text:span text:style-name="T3"/></text:p>
          <text:p><text:span text:style-name="T2"><text:s text:c="2"/></text:span><text:span text:style-name="T1">private</text:span><text:span text:style-name="T2"> void otherFunc(int id) {</text:span></text:p>
          <text:p><text:span text:style-name="T2"><text:s text:c="4"/>……</text:span></text:p>
          <text:p><text:span text:style-name="T2"><text:s text:c="4"/></text:span><text:span text:style-name="T2">Client client = clientRepository.get(id);</text:span></text:p>
          <text:p><text:span text:style-name="T2"><text:s text:c="4"/>……</text:span></text:p>
          <text:p><text:span text:style-name="T2"><text:s text:c="2"/></text:span><text:span text:style-name="T2">}</text:span></text:p>
          <text:p><text:span text:style-name="T2"><text:s text:c="2"/></text:span></text:p>
          <text:p><text:span text:style-name="T2">} 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6.445cm" svg:height="3.099cm" svg:x="12.228cm" svg:y="10.092cm">
          <text:p text:style-name="P2"><text:span text:style-name="T5">Layer is out of scope, </text:span></text:p>
          <text:p text:style-name="P2"><text:span text:style-name="T5">only base definition is </text:span></text:p>
          <text:p text:style-name="P2"><text:span text:style-name="T5">applied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5126.90040335092 11984.516129032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7" draw:text-style-name="P4" draw:layer="layout" svg:width="6.86cm" svg:height="2.874cm" svg:x="11.85cm" svg:y="6.425cm">
          <text:p text:style-name="P2"><text:span text:style-name="T6">Layer is a first-class </text:span></text:p>
          <text:p text:style-name="P2"><text:span text:style-name="T6">entity and is </text:span></text:p>
          <text:p text:style-name="P2"><text:span text:style-name="T6">passed as a parameter </text:span></text:p>
          <text:p text:style-name="P2"><text:span text:style-name="T6">in the constructor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151.37735024049 -2411.6869565217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8" draw:text-style-name="P5" draw:layer="layout" svg:width="6.445cm" svg:height="1.568cm" svg:x="5.944cm" svg:y="8.845cm">
          <text:p><text:span text:style-name="T4">Layer is activated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954.08004964319 -2601.912045889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  <draw:page draw:name="page3" draw:style-name="dp1" draw:master-page-name="Default">
        <draw:custom-shape draw:style-name="gr9" draw:text-style-name="P1" draw:layer="layout" svg:width="17.526cm" svg:height="6.029cm" svg:x="1.762cm" svg:y="5.934cm">
          <text:p><text:span text:style-name="T1">class</text:span><text:span text:style-name="T2"> SmartPhone {</text:span></text:p>
          <text:p><text:span text:style-name="T2"><text:s text:c="2"/></text:span><text:span text:style-name="T1">private</text:span><text:span text:style-name="T2"> Layer layer;</text:span></text:p>
          <text:p><text:span text:style-name="T2"><text:s text:c="2"/></text:span><text:span text:style-name="T1">private</text:span><text:span text:style-name="T2"> ClientRepository clientRepository;</text:span></text:p>
          <text:p><text:span text:style-name="T2"><text:s text:c="2"/></text:span><text:span text:style-name="T1">public</text:span><text:span text:style-name="T2"> SmartPhone(ClientRepository clientRepository, Layer layer) {</text:span></text:p>
          <text:p><text:span text:style-name="T2"><text:s text:c="4"/></text:span><text:span text:style-name="T2">clientRepository = clientRepository;</text:span></text:p>
          <text:p><text:span text:style-name="T2"><text:s text:c="4"/></text:span><text:span text:style-name="T2">layer = layer;</text:span></text:p>
          <text:p><text:span text:style-name="T2"><text:s text:c="2"/></text:span><text:span text:style-name="T2">}</text:span></text:p>
          <text:p><text:span text:style-name="T2"><text:s text:c="2"/></text:span></text:p>
          <text:p><text:span text:style-name="T2"><text:s text:c="2"/></text:span><text:span text:style-name="T1">private</text:span><text:span text:style-name="T2"> Client getClient(int id) {</text:span></text:p>
          <text:p><text:span text:style-name="T2"><text:s text:c="4"/></text:span><text:span text:style-name="T2">clientRepository.setWithLayer(layer);</text:span></text:p>
          <text:p><text:span text:style-name="T2"><text:s text:c="4"/></text:span><text:span text:style-name="T1">return</text:span><text:span text:style-name="T2"> clientRepository.get(id); <text:s text:c="5"/></text:span></text:p>
          <text:p><text:span text:style-name="T2"><text:s text:c="2"/></text:span><text:span text:style-name="T2">}</text:span></text:p>
          <text:p><text:span text:style-name="T3"/></text:p>
          <text:p><text:span text:style-name="T2">} <text:s/>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8.316cm" svg:height="3.099cm" svg:x="10.792cm" svg:y="8.166cm">
          <text:p text:style-name="P2"><text:span text:style-name="T4">Layer is only activated </text:span></text:p>
          <text:p text:style-name="P2"><text:span text:style-name="T4">in the ClientRepository, does </text:span></text:p>
          <text:p text:style-name="P2"><text:span text:style-name="T4">not affect other instance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358.15798965973 12109.93548387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  <draw:page draw:name="page4" draw:style-name="dp1" draw:master-page-name="Default">
        <draw:custom-shape draw:style-name="gr11" draw:text-style-name="P7" draw:layer="layout" svg:width="17.526cm" svg:height="10.319cm" svg:x="1.862cm" svg:y="3.069cm">
          <text:p><text:span text:style-name="T2">class ScreenHandler implements Handler {</text:span></text:p>
          <text:p><text:span text:style-name="T2"><text:s text:c="2"/></text:span></text:p>
          <text:p><text:span text:style-name="T2"><text:s text:c="2"/></text:span><text:span text:style-name="T2">Private Screen screen;</text:span></text:p>
          <text:p><text:span text:style-name="T2"/></text:p>
          <text:p><text:span text:style-name="T2"><text:s text:c="2"/></text:span><text:span text:style-name="T2">Public ScreenHandler(Screen screen) {</text:span></text:p>
          <text:p><text:span text:style-name="T2"><text:s text:c="4"/></text:span><text:span text:style-name="T2">this.screen = screen; <text:s/></text:span></text:p>
          <text:p><text:span text:style-name="T2"><text:s text:c="2"/></text:span><text:span text:style-name="T2">}</text:span></text:p>
          <text:p><text:span text:style-name="T2"/></text:p>
          <text:p><text:span text:style-name="T1"><text:s text:c="2"/></text:span><text:span text:style-name="T1">layer</text:span><text:span text:style-name="T2"> (LowBattery) {</text:span></text:p>
          <text:p><text:span text:style-name="T2"><text:s text:c="4"/></text:span><text:span text:style-name="T2">void handle(Event event) {</text:span></text:p>
          <text:p><text:span text:style-name="T2"><text:s text:c="6"/></text:span><text:span text:style-name="T2">screen.dim(); <text:s text:c="5"/></text:span></text:p>
          <text:p><text:span text:style-name="T2"><text:s text:c="6"/></text:span><text:span text:style-name="T1">proceed</text:span><text:span text:style-name="T2">();</text:span></text:p>
          <text:p><text:span text:style-name="T2"><text:s text:c="4"/></text:span><text:span text:style-name="T2">}</text:span></text:p>
          <text:p><text:span text:style-name="T2"><text:s text:c="2"/></text:span><text:span text:style-name="T2">}</text:span></text:p>
          <text:p><text:span text:style-name="T2"/></text:p>
          <text:p><text:span text:style-name="T1"><text:s text:c="2"/></text:span><text:span text:style-name="T1">layer</text:span><text:span text:style-name="T2"> (EmptyBattery) {</text:span></text:p>
          <text:p><text:span text:style-name="T2"><text:s text:c="4"/></text:span><text:span text:style-name="T2">void handle(Event event) {</text:span></text:p>
          <text:p><text:span text:style-name="T2"><text:s text:c="6"/></text:span><text:span text:style-name="T2">screen.shutdown(); <text:s text:c="5"/></text:span></text:p>
          <text:p><text:span text:style-name="T2"><text:s text:c="4"/></text:span><text:span text:style-name="T2">}</text:span></text:p>
          <text:p><text:span text:style-name="T2"><text:s text:c="2"/></text:span><text:span text:style-name="T2">}</text:span></text:p>
          <text:p><text:span text:style-name="T2"><text:s text:c="4"/></text:span></text:p>
          <text:p><text:span text:style-name="T2"><text:s text:c="2"/></text:span><text:span text:style-name="T2">void handle(Event event) {</text:span></text:p>
          <text:p><text:span text:style-name="T2"><text:s text:c="4"/></text:span><text:span text:style-name="T2">screen.draw();</text:span></text:p>
          <text:p><text:span text:style-name="T2"><text:s text:c="2"/></text:span><text:span text:style-name="T2">}</text:span></text:p>
          <text:p><text:span text:style-name="T2"><text:s text:c="2"/></text:span></text:p>
          <text:p><text:span text:style-name="T2">} <text:s/>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6.743cm" svg:height="2.515cm" svg:x="11.196cm" svg:y="10.557cm">
          <text:p text:style-name="P8"><text:span text:style-name="T7">Layer is out of scope, </text:span></text:p>
          <text:p text:style-name="P8"><text:span text:style-name="T7">only base definition is </text:span></text:p>
          <text:p text:style-name="P8"><text:span text:style-name="T7">applied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1703.2028469751 7048.330683624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" draw:text-style-name="P10" draw:layer="layout" svg:width="4.026cm" svg:height="2.438cm" svg:x="10.791cm" svg:y="4.124cm">
          <text:p text:style-name="P8"><text:span text:style-name="T8">Layer is a </text:span></text:p>
          <text:p text:style-name="P8"><text:span text:style-name="T8">first-class </text:span></text:p>
          <text:p text:style-name="P8"><text:span text:style-name="T8">entity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1419.2202632232 19713.653136531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4" draw:text-style-name="P9" draw:layer="layout" svg:width="6.426cm" svg:height="2.009cm" svg:x="10.375cm" svg:y="7.807cm">
          <text:p text:style-name="P8"><text:span text:style-name="T7">Call context-independent</text:span></text:p>
          <text:p text:style-name="P8"><text:span text:style-name="T7">Behavior (base)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7351.9215808309 -1149.8507462686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.051cm" svg:stroke-color="#000000" draw:marker-start-width="0.279cm" draw:marker-start-center="false" draw:marker-end-width="0.279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4T17:39:49.782384531</meta:creation-date>
    <dc:date>2017-10-08T16:34:28.805656137</dc:date>
    <meta:editing-duration>PT34M40S</meta:editing-duration>
    <meta:editing-cycles>14</meta:editing-cycles>
    <meta:generator>LibreOffice/5.1.6.2$Linux_X86_64 LibreOffice_project/10m0$Build-2</meta:generator>
    <meta:document-statistic meta:object-count="15"/>
  </office:meta>
</office:document-meta>
</file>